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9000000ECFBE88D2D4EEA94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38cm" svg:height="6.244cm" svg:x="4.262cm" svg:y="10.456cm">
          <draw:image xlink:href="Pictures/10000201000001E9000000ECFBE88D2D4EEA94E8.png" xlink:type="simple" xlink:show="embed" xlink:actuate="onLoad" loext:mime-type="image/png">
            <text:p/>
          </draw:image>
        </draw:frame>
        <draw:frame draw:style-name="gr2" draw:text-style-name="P2" draw:layer="layout" svg:width="3.635cm" svg:height="1.673cm" svg:x="6.774cm" svg:y="7.1cm">
          <draw:text-box>
            <text:p>samplerate</text:p>
            <text:p>source</text:p>
          </draw:text-box>
        </draw:frame>
        <draw:frame draw:style-name="gr3" draw:text-style-name="P2" draw:layer="layout" svg:width="2.826cm" svg:height="1.673cm" svg:x="11.048cm" svg:y="7.1cm">
          <draw:text-box>
            <text:p>bit width</text:p>
            <text:p>source</text:p>
          </draw:text-box>
        </draw:frame>
        <draw:frame draw:style-name="gr3" draw:text-style-name="P2" draw:layer="layout" svg:width="2.826cm" svg:height="1.673cm" svg:x="14.374cm" svg:y="7.1cm">
          <draw:text-box>
            <text:p>bitrate</text:p>
            <text:p>source</text:p>
          </draw:text-box>
        </draw:frame>
        <draw:frame draw:style-name="gr2" draw:text-style-name="P2" draw:layer="layout" svg:width="1.488cm" svg:height="0.962cm" svg:x="0.8cm" svg:y="12cm">
          <draw:text-box>
            <text:p>title</text:p>
          </draw:text-box>
        </draw:frame>
        <draw:frame draw:style-name="gr2" draw:text-style-name="P2" draw:layer="layout" svg:width="3.601cm" svg:height="0.962cm" svg:x="2.573cm" svg:y="7.1cm">
          <draw:text-box>
            <text:p>sourcetype</text:p>
          </draw:text-box>
        </draw:frame>
        <draw:frame draw:style-name="gr4" draw:text-style-name="P2" draw:layer="layout" svg:width="3.249cm" svg:height="1.7cm" svg:x="18.451cm" svg:y="11.4cm">
          <draw:text-box>
            <text:p>performer</text:p>
          </draw:text-box>
        </draw:frame>
        <draw:frame draw:style-name="gr2" draw:text-style-name="P2" draw:layer="layout" svg:width="2.682cm" svg:height="1.673cm" svg:x="0.818cm" svg:y="14.227cm">
          <draw:text-box>
            <text:p>current </text:p>
            <text:p>position</text:p>
          </draw:text-box>
        </draw:frame>
        <draw:frame draw:style-name="gr2" draw:text-style-name="P2" draw:layer="layout" svg:width="5.26cm" svg:height="0.962cm" svg:x="8.84cm" svg:y="19.338cm">
          <draw:text-box>
            <text:p>nr of total playlist</text:p>
          </draw:text-box>
        </draw:frame>
        <draw:frame draw:style-name="gr2" draw:text-style-name="P2" draw:layer="layout" svg:width="2.898cm" svg:height="0.962cm" svg:x="14.902cm" svg:y="18.138cm">
          <draw:text-box>
            <text:p>song left</text:p>
          </draw:text-box>
        </draw:frame>
        <draw:frame draw:style-name="gr2" draw:text-style-name="P2" draw:layer="layout" svg:width="5.607cm" svg:height="0.962cm" svg:x="3.9cm" svg:y="18.138cm">
          <draw:text-box>
            <text:p>song progress bar</text:p>
          </draw:text-box>
        </draw:frame>
        <draw:line draw:style-name="gr5" draw:text-style-name="P3" draw:layer="layout" svg:x1="2.5cm" svg:y1="12.5cm" svg:x2="3.9cm" svg:y2="12.6cm">
          <text:p/>
        </draw:line>
        <draw:line draw:style-name="gr5" draw:text-style-name="P3" draw:layer="layout" svg:x1="4.4cm" svg:y1="8.5cm" svg:x2="5.2cm" svg:y2="10.3cm">
          <text:p/>
        </draw:line>
        <draw:line draw:style-name="gr5" draw:text-style-name="P3" draw:layer="layout" svg:x1="8cm" svg:y1="8.7cm" svg:x2="7.8cm" svg:y2="10.1cm">
          <text:p/>
        </draw:line>
        <draw:line draw:style-name="gr5" draw:text-style-name="P3" draw:layer="layout" svg:x1="11.9cm" svg:y1="8.7cm" svg:x2="10.2cm" svg:y2="10.1cm">
          <text:p/>
        </draw:line>
        <draw:line draw:style-name="gr5" draw:text-style-name="P3" draw:layer="layout" svg:x1="15cm" svg:y1="8.8cm" svg:x2="12.7cm" svg:y2="10.2cm">
          <text:p/>
        </draw:line>
        <draw:line draw:style-name="gr5" draw:text-style-name="P3" draw:layer="layout" svg:x1="18.4cm" svg:y1="12.7cm" svg:x2="17.4cm" svg:y2="13.8cm">
          <text:p/>
        </draw:line>
        <draw:line draw:style-name="gr5" draw:text-style-name="P3" draw:layer="layout" svg:x1="2.2cm" svg:y1="16cm" svg:x2="3.9cm" svg:y2="16.1cm">
          <text:p/>
        </draw:line>
        <draw:line draw:style-name="gr5" draw:text-style-name="P3" draw:layer="layout" svg:x1="6.9cm" svg:y1="18.2cm" svg:x2="7.6cm" svg:y2="16.9cm">
          <text:p/>
        </draw:line>
        <draw:line draw:style-name="gr5" draw:text-style-name="P3" draw:layer="layout" svg:x1="11.4cm" svg:y1="19.4cm" svg:x2="11.3cm" svg:y2="17cm">
          <text:p/>
        </draw:line>
        <draw:line draw:style-name="gr5" draw:text-style-name="P3" draw:layer="layout" svg:x1="16.4cm" svg:y1="17.9cm" svg:x2="16.2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4:30:20.518000000</meta:creation-date>
    <dc:date>2020-04-25T21:41:59.438000000</dc:date>
    <meta:editing-duration>PT7H1M28S</meta:editing-duration>
    <meta:editing-cycles>1</meta:editing-cycles>
    <meta:document-statistic meta:object-count="21"/>
    <meta:generator>LibreOffice/6.1.1.2$Windows_X86_64 LibreOffice_project/5d19a1bfa650b796764388cd8b33a5af1f5baa1b</meta:generator>
  </office:meta>
</office:document-meta>
</file>